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'grade:A',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'grade:B'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'grade:C'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'grade:D'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'grade:E'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'grade:F'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'grade:G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home_ownership:RENT_OTHER_NONE_ANY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home_ownership:OWN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home_ownership:MORTGAGE'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'addr_state:ME_DC_WY_WV_VT_MS'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'addr_state:NY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addr_state:RI_NM_NC_OK_SD_VA_LA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addr_state:MD_NJ_MO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addr_state:CA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addr_state:ID_TN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addr_state:AZ_MI_UT_AR_PA_OH_MN_IN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addr_state:KY_MA_GA_WA_WI_DE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addr_state:OR_IL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addr_state:TX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addr_state:CT_SC_AK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addr_state:KS_CO_MT_NH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verification_status:Verified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verification_status:Source Verified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verification_status:Not Verified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purpose:edu_sb_re_m_h_other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purpose:med_wed_vac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purpose:debt_consolidation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purpose:hi_mp_car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purpose:credit_card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initial_list_status:f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initial_list_status:w'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'term:36'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'term:60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emp_length:0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emp_length:1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emp_length:2-4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emp_length:5-6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emp_length:7-9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emp_length:10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mths_since_issue_d:&lt;38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mths_since_issue_d:38-39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mths_since_issue_d:&lt;40-41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mths_since_issue_d:&lt;42-48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mths_since_issue_d:&lt;49-52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mths_since_issue_d:&lt;53-64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mths_since_issue_d:&lt;65-84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mths_since_issue_d:&gt;84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int_rate:&lt;9.548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int_rate:9.548-12.025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int_rate:12.025-15.74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int_rate:15.74-20.281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int_rate:&gt;20.281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mths_since_earliest_cr_line:&lt;142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mths_since_earliest_cr_line:142-266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mths_since_earliest_cr_line:266-355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mths_since_earliest_cr_line:&gt;355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delinq_2yrs:0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delinq_2yrs:1-3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delinq_2yrs:&gt;=4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inq_last_6mths:0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inq_last_6mths:1-2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inq_last_6mths:3-6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inq_last_6mths:&gt;6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open_acc:0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open_acc:1-3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open_acc:4-12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open_acc:13-17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open_acc:18-22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open_acc:23-25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open_acc:26-30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open_acc:&gt;=31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pub_rec:0-2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pub_rec:3-4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pub_rec:&gt;=5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total_acc:&lt;=25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total_acc:25-51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total_acc:&gt;=51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acc_now_delinq:0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acc_now_delinq:&gt;=1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total_rev_hi_lim:&lt;=5K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total_rev_hi_lim:5K-10K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total_rev_hi_lim:10K-20K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total_rev_hi_lim:20K-30K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total_rev_hi_lim:30K-40K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total_rev_hi_lim:40K-55K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total_rev_hi_lim:55K-95K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total_rev_hi_lim:&gt;95K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annual_inc:&lt;20K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annual_inc:20K-30K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annual_inc:30K-40K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annual_inc:40K-50K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annual_inc:50K-60K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annual_inc:60K-70K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annual_inc:70K-80K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annual_inc:80K-90K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annual_inc:90K-100K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annual_inc:100K-120K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annual_inc:120K-140K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annual_inc:&gt;140K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mths_since_last_delinq:Missing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mths_since_last_delinq:0-3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mths_since_last_delinq:4-30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mths_since_last_delinq:31-56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mths_since_last_delinq:&gt;=57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dti:&lt;=1.4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dti:1.4-3.5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dti:3.5-7.7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dti:7.7-10.5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dti:10.5-16.1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dti:16.1-20.3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dti:20.3-21.7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dti:21.7-22.4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dti:22.4-35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dti:&gt;35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mths_since_last_record:Missing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mths_since_last_record:0-2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mths_since_last_record:3-20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mths_since_last_record:21-31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mths_since_last_record:32-80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mths_since_last_record:81-86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mths_since_last_record:&gt;=86'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2">00/00/0000</text:date>, <text:time style:data-style-name="N2" text:time-value="08:06:05.63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12T08:06:11.551000000</dc:date>
    <meta:editing-duration>PT15H36M49S</meta:editing-duration>
    <meta:editing-cycles>28</meta:editing-cycles>
    <meta:generator>LibreOffice/7.3.3.2$Windows_X86_64 LibreOffice_project/d1d0ea68f081ee2800a922cac8f79445e4603348</meta:generator>
    <meta:document-statistic meta:table-count="1" meta:cell-count="122" meta:object-count="0"/>
  </office:meta>
</office:document-meta>
</file>